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fo:font-weight="normal" officeooo:rsid="04acf52d" officeooo:paragraph-rsid="04acf52d" style:font-weight-asian="normal" style:font-weight-complex="normal"/>
    </style:style>
    <style:style style:name="P5" style:family="paragraph" style:parent-style-name="Text_20_body">
      <style:text-properties fo:font-weight="normal" officeooo:rsid="04a61656" officeooo:paragraph-rsid="04ad313f" style:font-weight-asian="normal" style:font-weight-complex="normal"/>
    </style:style>
    <style:style style:name="P6" style:family="paragraph" style:parent-style-name="Text_20_body">
      <style:text-properties officeooo:rsid="0439377d" officeooo:paragraph-rsid="042a8d29"/>
    </style:style>
    <style:style style:name="P7" style:family="paragraph" style:parent-style-name="Text_20_body" style:list-style-name="L1">
      <style:text-properties officeooo:paragraph-rsid="04b7c30e"/>
    </style:style>
    <style:style style:name="P8" style:family="paragraph" style:parent-style-name="Text_20_body" style:list-style-name="L1">
      <style:text-properties fo:font-weight="normal" officeooo:rsid="04ad313f" officeooo:paragraph-rsid="04ad313f" style:font-weight-asian="normal" style:font-weight-complex="normal"/>
    </style:style>
    <style:style style:name="P9" style:family="paragraph" style:parent-style-name="Text_20_body" style:list-style-name="L1">
      <style:text-properties fo:font-weight="normal" officeooo:rsid="04ad708b" officeooo:paragraph-rsid="04ad708b" style:font-weight-asian="normal" style:font-weight-complex="normal"/>
    </style:style>
    <style:style style:name="P10" style:family="paragraph" style:parent-style-name="Text_20_body">
      <style:text-properties fo:font-weight="normal" officeooo:rsid="04ad708b" officeooo:paragraph-rsid="04ad708b" style:font-weight-asian="normal" style:font-weight-complex="normal"/>
    </style:style>
    <style:style style:name="P11" style:family="paragraph" style:parent-style-name="Text_20_body" style:list-style-name="L2">
      <style:text-properties fo:font-weight="normal" officeooo:rsid="043c34da" officeooo:paragraph-rsid="042a8d29" style:font-weight-asian="normal" style:font-weight-complex="normal"/>
    </style:style>
    <style:style style:name="P12" style:family="paragraph" style:parent-style-name="Text_20_body">
      <style:text-properties fo:font-weight="normal" officeooo:rsid="04b9a0a2" officeooo:paragraph-rsid="04b9a0a2" style:font-weight-asian="normal" style:font-weight-complex="normal"/>
    </style:style>
    <style:style style:name="P13" style:family="paragraph" style:parent-style-name="Text_20_body">
      <style:text-properties fo:font-weight="normal" officeooo:rsid="04bbab78" officeooo:paragraph-rsid="04bbab78" style:font-weight-asian="normal" style:font-weight-complex="normal"/>
    </style:style>
    <style:style style:name="P14" style:family="paragraph" style:parent-style-name="Text_20_body" style:list-style-name="L2">
      <style:text-properties officeooo:paragraph-rsid="042a8d29"/>
    </style:style>
    <style:style style:name="P15" style:family="paragraph" style:parent-style-name="Text_20_body" style:list-style-name="L2">
      <style:text-properties officeooo:rsid="047097da" officeooo:paragraph-rsid="047097da"/>
    </style:style>
    <style:style style:name="P16" style:family="paragraph" style:parent-style-name="Text_20_body" style:list-style-name="L2">
      <style:text-properties officeooo:rsid="043e3775" officeooo:paragraph-rsid="042a8d29"/>
    </style:style>
    <style:style style:name="P17" style:family="paragraph" style:parent-style-name="Heading_20_1">
      <style:text-properties fo:font-weight="normal" officeooo:rsid="046764c1" officeooo:paragraph-rsid="046764c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60e6d5" style:font-weight-asian="normal" style:font-weight-complex="normal"/>
    </style:style>
    <style:style style:name="T6" style:family="text">
      <style:text-properties fo:font-weight="normal" officeooo:rsid="04b0b86c" style:font-weight-asian="normal" style:font-weight-complex="normal"/>
    </style:style>
    <style:style style:name="T7" style:family="text">
      <style:text-properties fo:font-weight="normal" officeooo:rsid="04b358da" style:font-weight-asian="normal" style:font-weight-complex="normal"/>
    </style:style>
    <style:style style:name="T8" style:family="text">
      <style:text-properties fo:font-weight="normal" officeooo:rsid="04b7c30e" style:font-weight-asian="normal" style:font-weight-complex="normal"/>
    </style:style>
    <style:style style:name="T9" style:family="text">
      <style:text-properties fo:font-weight="normal" officeooo:rsid="04bc024e" style:font-weight-asian="normal" style:font-weight-complex="normal"/>
    </style:style>
    <style:style style:name="T10" style:family="text">
      <style:text-properties fo:font-weight="normal" officeooo:rsid="04b7c30e" style:font-weight-asian="normal" style:language-complex="he" style:country-complex="I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4b7c30e" style:font-weight-asian="bold" style:font-weight-complex="bold"/>
    </style:style>
    <style:style style:name="T13" style:family="text">
      <style:text-properties officeooo:rsid="04acf52d"/>
    </style:style>
    <style:style style:name="T14" style:family="text">
      <style:text-properties officeooo:rsid="04ad313f"/>
    </style:style>
    <style:style style:name="T15" style:family="text">
      <style:text-properties officeooo:rsid="04b4c01e"/>
    </style:style>
    <style:style style:name="T16" style:family="text">
      <style:text-properties officeooo:rsid="04b51e59"/>
    </style:style>
    <style:style style:name="T17" style:family="text">
      <style:text-properties officeooo:rsid="04ba6097"/>
    </style:style>
    <style:style style:name="T18" style:family="text">
      <style:text-properties fo:language="he" fo:country="IL"/>
    </style:style>
    <style:style style:name="T19" style:family="text">
      <style:text-properties fo:language="he" fo:country="IL" officeooo:rsid="04bc024e"/>
    </style:style>
    <style:style style:name="T20" style:family="text">
      <style:text-properties fo:language="he" fo:country="IL" fo:font-weight="normal" officeooo:rsid="04b7c30e" style:font-weight-asian="normal" style:font-weight-complex="normal"/>
    </style:style>
    <style:style style:name="T21" style:family="text">
      <style:text-properties fo:language="he" fo:country="IL" fo:font-weight="normal" officeooo:rsid="04bc024e" style:font-weight-asian="normal" style:font-weight-complex="normal"/>
    </style:style>
    <style:style style:name="T22" style:family="text">
      <style:text-properties style:language-complex="he" style:country-complex="IL"/>
    </style:style>
    <style:style style:name="T23" style:family="text">
      <style:text-properties officeooo:rsid="04bc024e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מטלה <text:span text:style-name="T13">9</text:span></text:h>
      <text:p text:style-name="P4">במטלות הקודמות שמתי לב שרבים מכם לא אוהבים לכתוב בדיקות אוטומטיות. זה חבל מאד - אתם מפספסים את התענוג של לתת למחשב לגלות עבורכם באגים... </text:p>
      <text:p text:style-name="P4"><text:span text:style-name="T15">כדי לראות כמה זה קל לכתוב בדיקות אוטומטיות, </text:span>במטלה הנוכחית נפתח מערכת <text:span text:style-name="T16">ל</text:span>בדיקות אוטומטיות<text:span text:style-name="T16"> כלליות. <text:s text:c="2"/></text:span>עליכם לכתוב <text:span text:style-name="T14">מחלקה בשם TestCase עם השיטות הבאות:</text:span></text:p>
      <text:list xml:id="list58683746722862539" text:style-name="L1">
        <text:list-item>
          <text:p text:style-name="P8">check_equal - בודקת אם שני הארגומנטים שלה שווים, אם לא - מדפיסה הודעת שגיאה.</text:p>
        </text:list-item>
        <text:list-item>
          <text:p text:style-name="P8">check_different - בודקת אם שני הארגומנטים שונים, כנ"ל.</text:p>
        </text:list-item>
        <text:list-item>
          <text:p text:style-name="P8">check_output - בודקת את אופרטור הפלט של הארגומנט שלה, משווה את התוצאה למחרוזת נתונה.</text:p>
        </text:list-item>
        <text:list-item>
          <text:p text:style-name="P8">check_function - בודקת פונקציה כללית כלשהי עם ארגומנט אחד.</text:p>
        </text:list-item>
        <text:list-item>
          <text:p text:style-name="P9">print - מדפיסה את תוצאות הבדיקה - כמה בדיקות עברו ונכשלו.</text:p>
        </text:list-item>
        <text:list-item>
          <text:p text:style-name="P7"><text:span text:style-name="T12">בנאי </text:span><text:span text:style-name="T8">- הבנאי מקבל שני פרמטרים</text:span><text:span text:style-name="T9">. </text:span><text:span text:style-name="T10">הפרמטר ראשון הוא שם הבדיקה </text:span><text:span text:style-name="T20">(</text:span><text:span text:style-name="T10">מחרוזת</text:span><text:span text:style-name="T20">) - </text:span><text:span text:style-name="T21">שם הבדיקה </text:span><text:span text:style-name="T10">מודפס לפני כל הודעה היוצאת מהמחלקה</text:span><text:span text:style-name="T20">.</text:span><text:bookmark text:name="yui_3_17_2_1_1528347392702_80"/><text:span text:style-name="T21"> <text:s/></text:span><text:span text:style-name="T22">הפרמטר השני הוא זרם</text:span>-<text:span text:style-name="T22">פלט </text:span>(ostream) - כל ההודעות היוצאות מהמחלקה נכתבות לשם.</text:p>
        </text:list-item>
      </text:list>
      <text:p text:style-name="P10">השיטות צריכות לעבוד עם משתנים <text:span text:style-name="T11">מכל </text:span>סוג <text:s/>- גם סוגים פרימיטיביים כמו int וגם מחלקות חדשות שמגדירים. <text:s text:c="4"/>ראו דוגמה בתוכנית main המצורפת.</text:p>
      <text:p text:style-name="P12">יש <text:span text:style-name="T17">לוודא שבגיטהאב שלכם יש </text:span>שני קבצים - TestCase.hpp, TestCase.cpp<text:span text:style-name="T17"> (אפשר להוסיף קבצים נוספים אבל הם לא ייכללו בקימפול האוטומטי).</text:span></text:p>
      <text:p text:style-name="P13">במטלה זו אין להשתמש בספריות חיצוניות לבדיקות אוטומטיות - המטלה היא לכתוב את הספריה בעצמכם.</text:p>
      <text:p text:style-name="P5"/>
      <text:p text:style-name="P6"><text:span text:style-name="T11">דגשים</text:span><text:span text:style-name="T1">: </text:span></text:p>
      <text:list xml:id="list4970650072704798884" text:style-name="L2">
        <text:list-item>
          <text:p text:style-name="P14"><text:span text:style-name="T2">יש </text:span><text:span text:style-name="T3">לחזור על החומר של ההרצאות לפני שמתחילים לכתוב, </text:span><text:span text:style-name="T4">ו</text:span><text:span text:style-name="T2">להשתמש </text:span><text:span text:style-name="T3">בו </text:span><text:span text:style-name="T2">לפי הצורך.</text:span></text:p>
        </text:list-item>
        <text:list-item>
          <text:p text:style-name="P15"><text:span text:style-name="T2">י</text:span><text:span text:style-name="T1">ש להקפיד על כללי הנדסת תוכנה, ובפרט: קוד קריא, תיעוד ובדיקות</text:span><text:span text:style-name="T6">.</text:span></text:p>
        </text:list-item>
        <text:list-item>
          <text:p text:style-name="P11">מותר להשתמש בתכונות מתקדמות של שפת ++C גם אם עדיין לא נלמדו בהרצאות.</text:p>
        </text:list-item>
        <text:list-item>
          <text:p text:style-name="P16"><text:span text:style-name="T1">מותר להשתמש בקוד מהאינטרנט, אולם</text:span><text:span text:style-name="T5">: (א)</text:span><text:span text:style-name="T1"> יש לציין בבירור את המקור</text:span><text:span text:style-name="T5">, (ב) יש לבדוק שהקוד שהורדתם עובד בלי שגיאות, (ג) יש להבין את הקוד שהורדתם כך שתוכלו להסביר אותו </text:span><text:span text:style-name="T7">בכיתה</text:span><text:span text:style-name="T5">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6-07T07:57:02.118081259</dc:date>
    <meta:editing-duration>P8DT9H20M28S</meta:editing-duration>
    <meta:editing-cycles>1096</meta:editing-cycles>
    <meta:document-statistic meta:table-count="0" meta:image-count="0" meta:object-count="0" meta:page-count="1" meta:paragraph-count="19" meta:word-count="281" meta:character-count="1559" meta:non-whitespace-character-count="1297"/>
  </office:meta>
</office:document-meta>
</file>